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24pt" fo:font-weight="bold" officeooo:rsid="001b3809" officeooo:paragraph-rsid="001b380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5pt" fo:font-weight="normal" officeooo:rsid="001b3809" officeooo:paragraph-rsid="001b380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normal" officeooo:rsid="001cc5ce" officeooo:paragraph-rsid="001cc5ce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oma" fo:font-size="15pt" fo:font-weight="normal" officeooo:rsid="0023e8f5" officeooo:paragraph-rsid="0023e8f5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oma" fo:font-size="15pt" fo:font-weight="normal" officeooo:rsid="001b7cc0" officeooo:paragraph-rsid="001b7cc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23e8f5" officeooo:paragraph-rsid="0023e8f5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oma" fo:font-size="15pt" fo:font-weight="normal" officeooo:rsid="0023e8f5" officeooo:paragraph-rsid="0023e8f5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oma" fo:font-size="15pt" fo:font-weight="normal" officeooo:rsid="0023e8f5" officeooo:paragraph-rsid="00297bc3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oma" fo:font-size="15pt" fo:font-weight="normal" officeooo:rsid="0023e8f5" officeooo:paragraph-rsid="0023e8f5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oma" fo:font-size="15pt" fo:font-weight="normal" officeooo:rsid="001cc5ce" officeooo:paragraph-rsid="001cc5ce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oma" fo:font-size="15pt" fo:font-weight="normal" officeooo:rsid="001cc5ce" officeooo:paragraph-rsid="002c0e72" style:font-size-asian="13.1000003814697pt" style:font-weight-asian="normal" style:font-size-complex="15pt" style:font-weight-complex="normal"/>
    </style:style>
    <style:style style:name="T1" style:family="text">
      <style:text-properties officeooo:rsid="001f361f"/>
    </style:style>
    <style:style style:name="T2" style:family="text">
      <style:text-properties officeooo:rsid="0020bd11"/>
    </style:style>
    <style:style style:name="T3" style:family="text">
      <style:text-properties officeooo:rsid="0023604d"/>
    </style:style>
    <style:style style:name="T4" style:family="text">
      <style:text-properties style:font-name="Loma"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officeooo:rsid="0026ea96"/>
    </style:style>
    <style:style style:name="T6" style:family="text">
      <style:text-properties officeooo:rsid="00283a3f"/>
    </style:style>
    <style:style style:name="T7" style:family="text">
      <style:text-properties officeooo:rsid="00297bc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le flottante</text:p>
      <text:p text:style-name="P2"/>
      <text:p text:style-name="P2"/>
      <text:p text:style-name="P5">bibliographie :</text:p>
      <text:p text:style-name="P5"/>
      <text:p text:style-name="P4">ÉNERGIE :</text:p>
      <text:p text:style-name="P3"><text:a xlink:type="simple" xlink:href="https://eolienne.f4jr.org/eolienne_etude_theorique" text:style-name="Internet_20_link" text:visited-style-name="Visited_20_Internet_20_Link">https://eolienne.f4jr.org/eolienne_etude_theorique</text:a> : <text:span text:style-name="T1">calcul production énergie éolienne.</text:span></text:p>
      <text:p text:style-name="P3"><text:a xlink:type="simple" xlink:href="https://www.hellowatt.fr/suivi-consommation-energie/consommation-electrique/moyenne" text:style-name="Internet_20_link" text:visited-style-name="Visited_20_Internet_20_Link">https://www.hellowatt.fr/suivi-consommation-energie/consommation-electrique/moyenne</text:a> : <text:span text:style-name="T1">consommation d’un</text:span><text:span text:style-name="T6">e </text:span><text:span text:style-name="T1">personne par an.</text:span></text:p>
      <text:p text:style-name="P3"><text:a xlink:type="simple" xlink:href="https://mon-panneau-solaire.info/rendement/calcul-panneau-solaire/" text:style-name="Internet_20_link" text:visited-style-name="Visited_20_Internet_20_Link">https://mon-panneau-solaire.info/rendement/calcul-panneau-solaire/</text:a> : <text:span text:style-name="T2">calcul production énergie du panneau solaire.</text:span></text:p>
      <text:p text:style-name="P3"><text:a xlink:type="simple" xlink:href="https://www.edf.fr/groupe-edf/espaces-dedies/l-energie-de-a-a-z/tout-sur-l-energie/produire-de-l-electricite/qu-est-ce-qu-une-energie-marine" text:style-name="Internet_20_link" text:visited-style-name="Visited_20_Internet_20_Link">https://www.edf.fr/groupe-edf/espaces-dedies/l-energie-de-a-a-z/tout-sur-l-energie/produire-de-l-electricite/qu-est-ce-qu-une-energie-marine</text:a> : <text:s/><text:span text:style-name="T7">énergie marine</text:span></text:p>
      <text:p text:style-name="P11"><text:a xlink:type="simple" xlink:href="https://www.greenwatt.fr/produire-de-l-energie-electrique/" text:style-name="Internet_20_link" text:visited-style-name="Visited_20_Internet_20_Link">https</text:a><text:a xlink:type="simple" xlink:href="https://www.greenwatt.fr/produire-de-l-energie-electrique/" text:style-name="Internet_20_link" text:visited-style-name="Visited_20_Internet_20_Link">://www.greenwatt.fr/produire-de-l-energie-electrique/</text:a> : <text:span text:style-name="T3">décrit les différents types d’énergie :</text:span></text:p>
      <text:list xml:id="list3424746343" text:style-name="L1">
        <text:list-item>
          <text:p text:style-name="P7">biogaz (méthanisation)</text:p>
        </text:list-item>
        <text:list-item>
          <text:p text:style-name="P7">énergie solaire</text:p>
        </text:list-item>
        <text:list-item>
          <text:p text:style-name="P8">énergie éolienn<text:span text:style-name="T7">e</text:span></text:p>
        </text:list-item>
      </text:list>
      <text:p text:style-name="P4">EAU :</text:p>
      <text:p text:style-name="P6"><text:a xlink:type="simple" xlink:href="https://www.futura-sciences.com/planete/questions-reponses/eau-osmose-inverse-purifie-t-elle-eau-4148/" text:style-name="Internet_20_link" text:visited-style-name="Visited_20_Internet_20_Link"><text:span text:style-name="T4">https://www.futura-sciences.com/planete/questions-reponses/eau-osmose-inverse-purifie-t-elle-eau-4148/</text:span></text:a><text:span text:style-name="T4"> : principe de l’osmose inverse</text:span></text:p>
      <text:p text:style-name="P4"><text:a xlink:type="simple" xlink:href="https://www.veolia.com/fr/solution/dessalement-eau-mer-eau-potable" text:style-name="Internet_20_link" text:visited-style-name="Visited_20_Internet_20_Link">https://www.veolia.com/fr/solution/dessalement-eau-mer-eau-potable</text:a> : <text:span text:style-name="T5">distillation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41.409199293</meta:creation-date>
    <dc:date>2022-11-24T17:23:58.428221640</dc:date>
    <meta:editing-duration>PT1H51M4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59" meta:character-count="896" meta:non-whitespace-character-count="852"/>
  </office:meta>
</office:document-meta>
</file>